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cf6" officeooo:paragraph-rsid="001ebcf6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ebcf6" officeooo:paragraph-rsid="001ebcf6" style:font-size-asian="16pt" style:font-weight-asian="bold" style:font-size-complex="16pt" style:font-weight-complex="bold"/>
    </style:style>
    <style:style style:name="T1" style:family="text">
      <style:text-properties officeooo:rsid="001f8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Compréhension des commandes de base :</text:p>
      <text:p text:style-name="P1"/>
      <text:p text:style-name="P1">1)</text:p>
      <text:p text:style-name="P1">- cat : https://www.baeldung.com/linux/cat-writing-file</text:p>
      <text:p text:style-name="P1">- cd : accède au répertoire mis en argument</text:p>
      <text:p text:style-name="P1">- cp : copie</text:p>
      <text:p text:style-name="P1">- diff : https://phoenixnap.com/kb/linux-diff</text:p>
      <text:p text:style-name="P1">- echo : <text:span text:style-name="T1">affiche en terminal le texte en argument</text:span></text:p>
      <text:p text:style-name="P1">- python : <text:span text:style-name="T1">lance une session python</text:span></text:p>
      <text:p text:style-name="P1">- ls : <text:span text:style-name="T1">affiche le contenu du directory</text:span></text:p>
      <text:p text:style-name="P1">- man : <text:span text:style-name="T1">manuel</text:span></text:p>
      <text:p text:style-name="P1">- mkdir : <text:span text:style-name="T1">make dir</text:span></text:p>
      <text:p text:style-name="P1">- mv : <text:span text:style-name="T1">move</text:span></text:p>
      <text:p text:style-name="P1">- rm : <text:span text:style-name="T1">remove</text:span></text:p>
      <text:p text:style-name="P1">- rmdir : <text:span text:style-name="T1">remove dir</text:span> </text:p>
      <text:p text:style-name="P1">- sudo : <text:span text:style-name="T1">super user</text:span></text:p>
      <text:p text:style-name="P1">- tar : https://www.geeksforgeeks.org/tar-command-linux-examples/</text:p>
      <text:p text:style-name="P1">- time : https://www.geeksforgeeks.org/time-command-in-linux-with-examples/</text:p>
      <text:p text:style-name="P1">- touch : https://www.geeksforgeeks.org/touch-command-in-linux-with-examples/</text:p>
      <text:p text:style-name="P1">- vi : <text:span text:style-name="T1">visionneur et editeur de fich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3:57:54.752120136</meta:creation-date>
    <dc:date>2023-01-30T14:13:49.789159617</dc:date>
    <meta:editing-duration>PT5M4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01" meta:character-count="672" meta:non-whitespace-character-count="589"/>
  </office:meta>
</office:document-meta>
</file>